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e2a" officeooo:paragraph-rsid="001e0e2a"/>
    </style:style>
    <style:style style:name="P2" style:family="paragraph" style:parent-style-name="Standard">
      <style:text-properties officeooo:rsid="002281ba" officeooo:paragraph-rsid="002281ba"/>
    </style:style>
    <style:style style:name="P3" style:family="paragraph" style:parent-style-name="Standard">
      <style:text-properties officeooo:paragraph-rsid="00237d82"/>
    </style:style>
    <style:style style:name="P4" style:family="paragraph" style:parent-style-name="Standard">
      <style:text-properties officeooo:rsid="0024781c" officeooo:paragraph-rsid="0045a614"/>
    </style:style>
    <style:style style:name="P5" style:family="paragraph" style:parent-style-name="Standard">
      <style:text-properties officeooo:paragraph-rsid="002478ea"/>
    </style:style>
    <style:style style:name="P6" style:family="paragraph" style:parent-style-name="Standard">
      <style:text-properties officeooo:paragraph-rsid="00265a26"/>
    </style:style>
    <style:style style:name="P7" style:family="paragraph" style:parent-style-name="Standard">
      <style:text-properties officeooo:paragraph-rsid="00287948"/>
    </style:style>
    <style:style style:name="P8" style:family="paragraph" style:parent-style-name="Standard">
      <style:text-properties officeooo:paragraph-rsid="003505f8"/>
    </style:style>
    <style:style style:name="P9" style:family="paragraph" style:parent-style-name="Standard">
      <style:text-properties officeooo:paragraph-rsid="0045a614"/>
    </style:style>
    <style:style style:name="P10" style:family="paragraph" style:parent-style-name="Standard">
      <style:text-properties officeooo:paragraph-rsid="004d223b"/>
    </style:style>
    <style:style style:name="P11" style:family="paragraph" style:parent-style-name="Standard">
      <style:text-properties officeooo:rsid="00477096"/>
    </style:style>
    <style:style style:name="P12" style:family="paragraph" style:parent-style-name="Standard">
      <style:text-properties officeooo:rsid="003b5550" officeooo:paragraph-rsid="0045a614"/>
    </style:style>
    <style:style style:name="P13" style:family="paragraph" style:parent-style-name="Standard">
      <style:text-properties officeooo:paragraph-rsid="005a9262"/>
    </style:style>
    <style:style style:name="P14" style:family="paragraph" style:parent-style-name="Standard">
      <style:text-properties fo:font-weight="normal" officeooo:rsid="002478ea" officeooo:paragraph-rsid="002478ea" style:font-weight-asian="normal" style:font-weight-complex="normal"/>
    </style:style>
    <style:style style:name="P15" style:family="paragraph" style:parent-style-name="Standard">
      <style:text-properties officeooo:rsid="0037413a" officeooo:paragraph-rsid="0037413a"/>
    </style:style>
    <style:style style:name="P16" style:family="paragraph" style:parent-style-name="Standard">
      <style:text-properties officeooo:rsid="0035cc26" officeooo:paragraph-rsid="0035cc26"/>
    </style:style>
    <style:style style:name="P17" style:family="paragraph" style:parent-style-name="Standard">
      <style:text-properties fo:color="#ff8000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b5550" officeooo:paragraph-rsid="005a9262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5a614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5e9815"/>
    </style:style>
    <style:style style:name="T1" style:family="text">
      <style:text-properties fo:font-weight="normal" officeooo:rsid="00237d82" style:font-weight-asian="normal" style:font-weight-complex="normal"/>
    </style:style>
    <style:style style:name="T2" style:family="text">
      <style:text-properties fo:font-weight="normal" officeooo:rsid="002478ea" style:font-weight-asian="normal" style:font-weight-complex="normal"/>
    </style:style>
    <style:style style:name="T3" style:family="text">
      <style:text-properties officeooo:rsid="002478ea"/>
    </style:style>
    <style:style style:name="T4" style:family="text">
      <style:text-properties officeooo:rsid="002e207a"/>
    </style:style>
    <style:style style:name="T5" style:family="text">
      <style:text-properties officeooo:rsid="0032aee9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3ccef9"/>
    </style:style>
    <style:style style:name="T8" style:family="text">
      <style:text-properties officeooo:rsid="0058758b"/>
    </style:style>
    <style:style style:name="T9" style:family="text">
      <style:text-properties officeooo:rsid="005a29ba"/>
    </style:style>
    <style:style style:name="T10" style:family="text">
      <style:text-properties officeooo:rsid="0048c683"/>
    </style:style>
    <style:style style:name="T11" style:family="text">
      <style:text-properties fo:color="#000000" officeooo:rsid="0042f34f"/>
    </style:style>
    <style:style style:name="T12" style:family="text">
      <style:text-properties fo:color="#000000" fo:background-color="#ffff00" loext:char-shading-value="0"/>
    </style:style>
    <style:style style:name="T13" style:family="text">
      <style:text-properties fo:color="#000000" officeooo:rsid="004ae28f" fo:background-color="#ffff00" loext:char-shading-value="0"/>
    </style:style>
    <style:style style:name="T14" style:family="text">
      <style:text-properties fo:color="#ff8000"/>
    </style:style>
    <style:style style:name="T15" style:family="text">
      <style:text-properties fo:color="#ff8000" officeooo:rsid="0042f34f"/>
    </style:style>
    <style:style style:name="T16" style:family="text">
      <style:text-properties fo:color="#ff8000" officeooo:rsid="004d223b"/>
    </style:style>
    <style:style style:name="T17" style:family="text">
      <style:text-properties officeooo:rsid="004d223b"/>
    </style:style>
    <style:style style:name="T18" style:family="text">
      <style:text-properties officeooo:rsid="005a9262"/>
    </style:style>
    <style:style style:name="T19" style:family="text">
      <style:text-properties officeooo:rsid="005b42ba"/>
    </style:style>
    <style:style style:name="T20" style:family="text">
      <style:text-properties officeooo:rsid="005c8729"/>
    </style:style>
    <style:style style:name="T21" style:family="text">
      <style:text-properties officeooo:rsid="005e9815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2e207a" fo:background-color="#ffff00" loext:char-shading-value="0"/>
    </style:style>
    <style:style style:name="T24" style:family="text">
      <style:text-properties officeooo:rsid="005d93af" fo:background-color="#ffff00" loext:char-shading-value="0"/>
    </style:style>
    <style:style style:name="T25" style:family="text">
      <style:text-properties officeooo:rsid="003ea320"/>
    </style:style>
    <style:style style:name="T26" style:family="text">
      <style:text-properties officeooo:rsid="004ae28f"/>
    </style:style>
    <style:style style:name="T27" style:family="text">
      <style:text-properties officeooo:rsid="0043d5f4"/>
    </style:style>
    <style:style style:name="T28" style:family="text">
      <style:text-properties officeooo:rsid="005ecf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SP32 DEVKITC Pinout</text:p>
      <text:p text:style-name="Standard"/>
      <text:p text:style-name="Standard">### Inputs/ External Interrupts</text:p>
      <text:p text:style-name="Standard">SENS_INT_BPM, SENS_INT_SPO2, SENS_INT_ECG <text:span text:style-name="T2"><text:s/></text:span></text:p>
      <text:p text:style-name="P14">DISP_INT_TOUCH </text:p>
      <text:p text:style-name="Standard"/>
      <text:p text:style-name="Standard">### Outputs</text:p>
      <text:p text:style-name="Standard">~SENS_RST_ECG, ~SENS_RST_BPM, ~SENS_RST_SPO2</text:p>
      <text:p text:style-name="Standard">~SENS_CS_ECG, ~SENS_CS_BPM,~SENS_CS_SPO2 </text:p>
      <text:p text:style-name="P8">DISP_CS_DISP,<text:span text:style-name="T5"> </text:span><text:span text:style-name="T6">DISP_CS_TOUCH <text:s/></text:span></text:p>
      <text:p text:style-name="P5"/>
      <text:p text:style-name="P6">### Display BUS <text:span text:style-name="T3">on VSPI (speed optimized) </text:span></text:p>
      <text:p text:style-name="P7">DISP_MOSI, DISP_MISO, DISP_SCLK<text:span text:style-name="T1"> </text:span></text:p>
      <text:p text:style-name="P3"/>
      <text:p text:style-name="Standard"/>
      <text:p text:style-name="Standard">### Debug </text:p>
      <text:p text:style-name="P7">JTAG_~TRST, JTAG_TMS, JTAG_TCK, JTAG_TDI, JTAG_TDO</text:p>
      <text:p text:style-name="Standard"/>
      <text:p text:style-name="P2">### PROC</text:p>
      <text:p text:style-name="P2">PROC_SDA, PROC_SCL</text:p>
      <text:p text:style-name="Standard"/>
      <text:p text:style-name="P19"/>
      <text:p text:style-name="P21"><text:line-break/><text:span text:style-name="T19">## External GPIOs via I2C GPIO Expander</text:span></text:p>
      <text:p text:style-name="P22">SENS_START, EXPGPIO1, EXPGPIO2, EXPGPIO3, EXPGPIO4, EXPGPIO5, EXPGPIO6, EXPGPIO7 </text:p>
      <text:p text:style-name="P4"/>
      <text:p text:style-name="P4"/>
      <text:p text:style-name="P9"/>
      <text:p text:style-name="P12"/>
      <text:p text:style-name="P20"/>
      <text:p text:style-name="Standard">|GPIO|Input|Output|Notes|Function|</text:p>
      <text:p text:style-name="Standard">|---|---|---|---|---|</text:p>
      <text:p text:style-name="P17">|0|pulled up|OK|outputs PWM signal at boot, <text:span text:style-name="T7">is pulled high|</text:span><text:span text:style-name="T22">~SENS_CS_BPM|</text:span></text:p>
      <text:p text:style-name="Standard">|1|TX pin|OK|debug output at boot ||</text:p>
      <text:p text:style-name="P17">|2|OK|OK|<text:span text:style-name="T25">Needs to be floating while being flashed; |</text:span>~SENS_CS_ECG|</text:p>
      <text:p text:style-name="Standard">|3|OK|RX pin|HIGH at boot |DISP_CS_TOUCH|</text:p>
      <text:p text:style-name="Standard">|<text:span text:style-name="T14">4|</text:span>OK|OK||~SENS_CS_SPO2|</text:p>
      <text:p text:style-name="Standard">|<text:span text:style-name="T14">5|</text:span>OK|OK|outputs PWM signal at boot,<text:span text:style-name="T8">VSPI_CS</text:span> |<text:span text:style-name="T6">DISP_CS_DISP|</text:span></text:p>
      <text:p text:style-name="Standard">|6|x|x|connected to the integrated SPI flash||</text:p>
      <text:p text:style-name="Standard">|7|x|x|connected to the integrated SPI flash||</text:p>
      <text:p text:style-name="Standard">|8|x|x|connected to the integrated SPI flash||</text:p>
      <text:p text:style-name="Standard">|9|x|x|connected to the integrated SPI flash||</text:p>
      <text:p text:style-name="Standard">|10|x|x|connected to the integrated SPI flash||</text:p>
      <text:p text:style-name="Standard">|11|x|x|connected to the integrated SPI flash||</text:p>
      <text:p text:style-name="Standard">|<text:span text:style-name="T14">12|</text:span>OK|OK|boot fail if pulled high;<text:span text:style-name="T11">MTDI</text:span><text:span text:style-name="T15">,</text:span><text:span text:style-name="T9">HSPI_MISO|</text:span>JTAG_TDI|</text:p>
      <text:p text:style-name="Standard">|13|OK|OK|<text:span text:style-name="T17">MTCK, </text:span><text:span text:style-name="T9">HSPI_MOSI|</text:span><text:span text:style-name="T13">JTAG_TCK|</text:span></text:p>
      <text:p text:style-name="Standard">|14|OK|OK|outputs PWM signal at boot,<text:span text:style-name="T17">MTMS, </text:span><text:span text:style-name="T9">HSPI_CLK|</text:span>JTAG_TMS|</text:p>
      <text:p text:style-name="Standard">|<text:span text:style-name="T14">15|</text:span>OK|OK|outputs PWM signal at boot,<text:span text:style-name="T11">MTDO</text:span><text:span text:style-name="T15">,</text:span><text:span text:style-name="T9">HSPI_CS|</text:span><text:span text:style-name="T12">JTAG_TDO|</text:span></text:p>
      <text:p text:style-name="Standard">|16|OK|OK||<text:span text:style-name="T22">~SENS_RST_BPM|</text:span></text:p>
      <text:p text:style-name="Standard">|17|OK|OK||<text:span text:style-name="T22">~SENS_RST_SPO2|</text:span></text:p>
      <text:p text:style-name="Standard">|18|OK|OK|<text:span text:style-name="T8">VSPI_CLK|</text:span>DISP_SCLK|</text:p>
      <text:p text:style-name="Standard">|19|OK|OK|<text:span text:style-name="T8">VSP_MISO|</text:span>DISP_MISO|</text:p>
      <text:p text:style-name="Standard">|21|OK|OK|<text:span text:style-name="T26">I2C_SDA|</text:span><text:span text:style-name="T22">PROC_SDA|</text:span></text:p>
      <text:p text:style-name="Standard">|22|OK|OK|<text:span text:style-name="T26">I2C_SCL|</text:span><text:span text:style-name="T22">PROC_S</text:span><text:span text:style-name="T23">CL|</text:span></text:p>
      <text:p text:style-name="Standard">|23|OK|OK|<text:span text:style-name="T8">VSPI_MOSI|</text:span>DISP_MOSI|</text:p>
      <text:p text:style-name="Standard">|25|OK|OK||<text:span text:style-name="T22">SENS_MOSI|</text:span></text:p>
      <text:p text:style-name="Standard">|26|OK|OK||<text:span text:style-name="T22">SENS_MISO|</text:span></text:p>
      <text:p text:style-name="Standard">|27|OK|OK||<text:span text:style-name="T22">SENS_SCLK|</text:span></text:p>
      <text:p text:style-name="Standard">|32|OK|OK||<text:span text:style-name="T24">GPIOEXP_INT|</text:span></text:p>
      <text:p text:style-name="Standard">|33|OK|OK||~SENS_RST_ECG|</text:p>
      <text:p text:style-name="Standard">|34|OK||input only|SENS_INT_ECG|</text:p>
      <text:p text:style-name="Standard">|35|OK||input only|<text:span text:style-name="T22">DISP_INT_TOUCH|</text:span></text:p>
      <text:p text:style-name="Standard">|36|OK||input only; SENSOR_VP|SENS_INT_BPM|</text:p>
      <text:p text:style-name="Standard">|39|OK||input only; SENSOR_VN|SENS_INT_SPO2|</text:p>
      <text:p text:style-name="Standard">|EN|||<text:span text:style-name="T27">Connected to RTS, DTR reset circuit|</text:span>JTAG_~TRST|</text:p>
      <text:p text:style-name="P16">|3V3|||<text:span text:style-name="T27">3.</text:span><text:span text:style-name="T10">3V|</text:span>SENS_3V3_DIG|</text:p>
      <text:p text:style-name="P16">|EXT_5V||||5V_in|</text:p>
      <text:p text:style-name="P15">|GND1,2,3|||<text:span text:style-name="T10">GND|</text:span>GND|</text:p>
      <text:p text:style-name="P11"/>
      <text:p text:style-name="P10"><text:span text:style-name="T16">Orange Pins</text:span><text:span text:style-name="T17"> are strapping pins.</text:span></text:p>
      <text:p text:style-name="P1"/>
      <text:p text:style-name="P1"/>
      <text:p text:style-name="P13"/>
      <text:p text:style-name="P18">convert table to text with | as <text:span text:style-name="T18">separator</text:span> to paste into githu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346in" fo:margin-right="0.7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9:53:23.285236353</meta:creation-date>
    <dc:date>2020-12-05T23:21:25.244731377</dc:date>
    <meta:editing-duration>PT5H12M48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2" meta:paragraph-count="56" meta:word-count="201" meta:character-count="2025" meta:non-whitespace-character-count="1874"/>
  </office:meta>
</office:document-meta>
</file>